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5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6" style:family="paragraph" style:parent-style-name="Text_20_body" style:list-style-name="L1"/>
    <style:style style:name="P7" style:family="paragraph" style:parent-style-name="Heading_20_3">
      <style:paragraph-properties fo:margin-top="0in" fo:margin-bottom="0.0972in" style:contextual-spacing="false" fo:line-height="115%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📙 ARCHITECTURAL / PROJECT OVERVIEW – VERSION 3 (POST-REFACTOR)</text:span></text:h>
      <text:p text:style-name="P2"/>
      <text:h text:style-name="P3" text:outline-level="2"><text:span text:style-name="Strong_20_Emphasis">1. System Architecture (High-Level)</text:span></text:h>
      <text:p text:style-name="P4"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18"/>UI Layer <text:s text:c="17"/>│</text:span></text:p>
      <text:p text:style-name="P5"><text:span text:style-name="Source_20_Text">│ <text:s/>XAML + minimal MainWindow.xaml.cs logic <text:s text:c="3"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5"><text:span text:style-name="Source_20_Text"><text:s text:c="20"/>↓</text:span></text:p>
      <text:p text:style-name="P5"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13"/>ViewModel Layer <text:s text:c="15"/>│</text:span></text:p>
      <text:p text:style-name="P5"><text:span text:style-name="Source_20_Text">│ MainWindowViewModel, Commands, Events <text:s text:c="6"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5"><text:span text:style-name="Source_20_Text"><text:s text:c="20"/>↓</text:span></text:p>
      <text:p text:style-name="P5"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13"/>Services Layer <text:s text:c="16"/>│</text:span></text:p>
      <text:p text:style-name="P5"><text:span text:style-name="Source_20_Text">│ MetricSelectionService, ChartUpdate Coord. <text:s/>│</text:span></text:p>
      <text:p text:style-name="P5"><text:span text:style-name="Source_20_Text">│ WeeklyDistributionService <text:s text:c="18"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5"><text:span text:style-name="Source_20_Text"><text:s text:c="20"/>↓</text:span></text:p>
      <text:p text:style-name="P5"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8"/>Chart Engine / Strategies <text:s text:c="10"/>│</text:span></text:p>
      <text:p text:style-name="P5"><text:span text:style-name="Source_20_Text">│ ComputationEngine, Strategies, Helpers <text:s text:c="5"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5"><text:span text:style-name="Source_20_Text"><text:s text:c="20"/>↓</text:span></text:p>
      <text:p text:style-name="P5"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14"/>Rendering Layer <text:s text:c="14"/>│</text:span></text:p>
      <text:p text:style-name="P5"><text:span text:style-name="Source_20_Text">│ ChartRenderEngine + LiveCharts integration <text:s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5"><text:span text:style-name="Source_20_Text"><text:s text:c="20"/>↓</text:span></text:p>
      <text:p text:style-name="P5"><text:soft-page-break/><text:span text:style-name="Source_20_Text">┌─────────────────────────────────────────────┐</text:span></text:p>
      <text:p text:style-name="P5"><text:span text:style-name="Source_20_Text">│ <text:s text:c="17"/>Data Layer <text:s text:c="16"/>│</text:span></text:p>
      <text:p text:style-name="P5"><text:span text:style-name="Source_20_Text">│ DataFetcher + SqlQueryBuilder + Models <text:s text:c="5"/>│</text:span></text:p>
      <text:p text:style-name="P5"><text:span text:style-name="Source_20_Text">└─────────────────────────────────────────────┘</text:span></text:p>
      <text:p text:style-name="P2"/>
      <text:h text:style-name="P3" text:outline-level="2"><text:span text:style-name="Strong_20_Emphasis">2. Updated Folder Structure (After Refactor)</text:span></text:h>
      <text:p text:style-name="Text_20_body">Your new structure is logically grouped and aligns to:</text:p>
      <text:list text:style-name="L1">
        <text:list-item>
          <text:p text:style-name="P6">Clear separation of concerns</text:p>
        </text:list-item>
        <text:list-item>
          <text:p text:style-name="P6">Clean domain modeling</text:p>
        </text:list-item>
        <text:list-item>
          <text:p text:style-name="P6">Pluggable chart strategies</text:p>
        </text:list-item>
      </text:list>
      <text:p text:style-name="Text_20_body">The current folders:</text:p>
      <text:p text:style-name="P4"><text:span text:style-name="Source_20_Text">/Charts</text:span></text:p>
      <text:p text:style-name="P5"><text:span text:style-name="Source_20_Text">/Charts/Computation</text:span></text:p>
      <text:p text:style-name="P5"><text:span text:style-name="Source_20_Text">/Charts/Rendering</text:span></text:p>
      <text:p text:style-name="P5"><text:span text:style-name="Source_20_Text">/Charts/Helpers</text:span></text:p>
      <text:p text:style-name="P5"><text:span text:style-name="Source_20_Text">/Charts/Strategies</text:span></text:p>
      <text:p text:style-name="P5"><text:span text:style-name="Source_20_Text">/Services</text:span></text:p>
      <text:p text:style-name="P5"><text:span text:style-name="Source_20_Text">/Models</text:span></text:p>
      <text:p text:style-name="P5"><text:span text:style-name="Source_20_Text">/Data</text:span></text:p>
      <text:p text:style-name="P5"><text:span text:style-name="Source_20_Text">/Data/Repositories</text:span></text:p>
      <text:p text:style-name="P5"><text:span text:style-name="Source_20_Text">/ViewModels</text:span></text:p>
      <text:p text:style-name="P5"><text:span text:style-name="Source_20_Text">/ViewModels/Commands</text:span></text:p>
      <text:p text:style-name="P5"><text:span text:style-name="Source_20_Text">/ViewModels/Events</text:span></text:p>
      <text:p text:style-name="P5"><text:span text:style-name="Source_20_Text">/UI/SubtypeSelectors</text:span></text:p>
      <text:p text:style-name="P5"><text:span text:style-name="Source_20_Text">/State</text:span></text:p>
      <text:p text:style-name="Text_20_body">represent a proper layered architecture.</text:p>
      <text:p text:style-name="P2"/>
      <text:h text:style-name="P3" text:outline-level="2"><text:span text:style-name="Strong_20_Emphasis">3. Component Responsibilities</text:span></text:h>
      <text:h text:style-name="P7" text:outline-level="3"><text:span text:style-name="Strong_20_Emphasis">3.1 MainWindow + XAML</text:span></text:h>
      <text:list text:style-name="L2">
        <text:list-item>
          <text:p text:style-name="P8">Hosts UI controls</text:p>
        </text:list-item>
        <text:list-item>
          <text:p text:style-name="P8">Wires events → VM</text:p>
        </text:list-item>
        <text:list-item>
          <text:p text:style-name="P8">No computation or data logic</text:p>
        </text:list-item>
        <text:list-item>
          <text:p text:style-name="P8"><text:soft-page-break/>Slowly being phased into MVVM-pure interactions</text:p>
        </text:list-item>
      </text:list>
      <text:h text:style-name="P7" text:outline-level="3"><text:span text:style-name="Strong_20_Emphasis">3.2 MainWindowViewModel</text:span></text:h>
      <text:list text:style-name="L3">
        <text:list-item>
          <text:p text:style-name="P9">Owns all user-driven state</text:p>
        </text:list-item>
        <text:list-item>
          <text:p text:style-name="P9">Calls <text:span text:style-name="Source_20_Text">RequestChartUpdate()</text:span></text:p>
        </text:list-item>
        <text:list-item>
          <text:p text:style-name="P9">Controls chart visibility states</text:p>
        </text:list-item>
        <text:list-item>
          <text:p text:style-name="P9">Manages normalization mode</text:p>
        </text:list-item>
        <text:list-item>
          <text:p text:style-name="P9">Mediates between UI state and services</text:p>
        </text:list-item>
      </text:list>
      <text:h text:style-name="P7" text:outline-level="3"><text:span text:style-name="Strong_20_Emphasis">3.3 MetricSelectionService</text:span></text:h>
      <text:p text:style-name="Text_20_body">Handles:</text:p>
      <text:list text:style-name="L4">
        <text:list-item>
          <text:p text:style-name="P10">MetricType loading</text:p>
        </text:list-item>
        <text:list-item>
          <text:p text:style-name="P10">Subtype loading</text:p>
        </text:list-item>
        <text:list-item>
          <text:p text:style-name="P10">SQL table mapping for resolution</text:p>
        </text:list-item>
      </text:list>
      <text:h text:style-name="P7" text:outline-level="3"><text:span text:style-name="Strong_20_Emphasis">3.4 ChartUpdateCoordinator</text:span></text:h>
      <text:p text:style-name="Text_20_body">This is the brain of chart updates.</text:p>
      <text:p text:style-name="Text_20_body">Responsibilities:</text:p>
      <text:list text:style-name="L5">
        <text:list-item>
          <text:p text:style-name="P11">Interpret chart visibility</text:p>
        </text:list-item>
        <text:list-item>
          <text:p text:style-name="P11">Construct computation context</text:p>
        </text:list-item>
        <text:list-item>
          <text:p text:style-name="P11">Select appropriate chart strategies</text:p>
        </text:list-item>
        <text:list-item>
          <text:p text:style-name="P11">Fetch raw data</text:p>
        </text:list-item>
        <text:list-item>
          <text:p text:style-name="P11">Invoke computation engine</text:p>
        </text:list-item>
        <text:list-item>
          <text:p text:style-name="P11">Send results to renderer</text:p>
        </text:list-item>
      </text:list>
      <text:h text:style-name="P7" text:outline-level="3"><text:span text:style-name="Strong_20_Emphasis">3.5 ChartComputationEngine</text:span></text:h>
      <text:p text:style-name="Text_20_body">Given raw data + selected strategy → produces renderable numeric sequences.</text:p>
      <text:h text:style-name="P7" text:outline-level="3"><text:span text:style-name="Strong_20_Emphasis">3.6 Computation Strategies</text:span></text:h>
      <text:p text:style-name="Text_20_body">Each strategy is a separate, isolated module:</text:p>
      <text:list text:style-name="L6">
        <text:list-item>
          <text:p text:style-name="P12">Can be extended</text:p>
        </text:list-item>
        <text:list-item>
          <text:p text:style-name="P12">Can be replaced</text:p>
        </text:list-item>
        <text:list-item>
          <text:p text:style-name="P12">Easy to test</text:p>
        </text:list-item>
        <text:list-item>
          <text:p text:style-name="P12">Decoupled from UI</text:p>
        </text:list-item>
      </text:list>
      <text:h text:style-name="P7" text:outline-level="3"><text:soft-page-break/><text:span text:style-name="Strong_20_Emphasis">3.7 ChartRenderEngine</text:span></text:h>
      <text:p text:style-name="Text_20_body">Transforms computation results into LiveCharts:</text:p>
      <text:list text:style-name="L7">
        <text:list-item>
          <text:p text:style-name="P13">Series</text:p>
        </text:list-item>
        <text:list-item>
          <text:p text:style-name="P13">Axes</text:p>
        </text:list-item>
        <text:list-item>
          <text:p text:style-name="P13">Colors</text:p>
        </text:list-item>
        <text:list-item>
          <text:p text:style-name="P13">Labels</text:p>
        </text:list-item>
      </text:list>
      <text:h text:style-name="P7" text:outline-level="3"><text:span text:style-name="Strong_20_Emphasis">3.8 Models</text:span></text:h>
      <text:p text:style-name="Text_20_body">Unified under <text:span text:style-name="Source_20_Text">DataVisualiser.Models</text:span>:</text:p>
      <text:list text:style-name="L8">
        <text:list-item>
          <text:p text:style-name="P14">All domain and DTO classes</text:p>
        </text:list-item>
        <text:list-item>
          <text:p text:style-name="P14">Clean, deduplicated</text:p>
        </text:list-item>
      </text:list>
      <text:h text:style-name="P7" text:outline-level="3"><text:span text:style-name="Strong_20_Emphasis">3.9 State Objects</text:span></text:h>
      <text:p text:style-name="Text_20_body">Immutable-like wrappers for:</text:p>
      <text:list text:style-name="L9">
        <text:list-item>
          <text:p text:style-name="P15">Metric state</text:p>
        </text:list-item>
        <text:list-item>
          <text:p text:style-name="P15">Chart state</text:p>
        </text:list-item>
        <text:list-item>
          <text:p text:style-name="P15">UI loading state</text:p>
        </text:list-item>
      </text:list>
      <text:p text:style-name="P2"/>
      <text:h text:style-name="P3" text:outline-level="2"><text:span text:style-name="Strong_20_Emphasis">4. Application Workflow</text:span></text:h>
      <text:h text:style-name="P7" text:outline-level="3"><text:span text:style-name="Strong_20_Emphasis">1. User selects Resolution / Metric / Subtypes / Date Range</text:span></text:h>
      <text:p text:style-name="Text_20_body">ViewModel updates <text:span text:style-name="Source_20_Text">MetricState</text:span>.</text:p>
      <text:h text:style-name="P7" text:outline-level="3"><text:span text:style-name="Strong_20_Emphasis">2. User triggers load</text:span></text:h>
      <text:p text:style-name="Text_20_body"><text:span text:style-name="Source_20_Text">LoadDataCommand → ViewModel.LoadData()</text:span></text:p>
      <text:h text:style-name="P7" text:outline-level="3"><text:span text:style-name="Strong_20_Emphasis">3. VM creates / updates ChartDataContext</text:span></text:h>
      <text:h text:style-name="P7" text:outline-level="3"><text:span text:style-name="Strong_20_Emphasis">4. VM triggers RequestChartUpdate()</text:span></text:h>
      <text:h text:style-name="P7" text:outline-level="3"><text:span text:style-name="Strong_20_Emphasis">5. ChartUpdateCoordinator:</text:span></text:h>
      <text:list text:style-name="L10">
        <text:list-item>
          <text:p text:style-name="P16">Builds computation plan</text:p>
        </text:list-item>
        <text:list-item>
          <text:p text:style-name="P16">Fetches SQL data</text:p>
        </text:list-item>
        <text:list-item>
          <text:p text:style-name="P16">Executes strategies</text:p>
        </text:list-item>
        <text:list-item>
          <text:p text:style-name="P16">Builds render models</text:p>
        </text:list-item>
      </text:list>
      <text:h text:style-name="P7" text:outline-level="3"><text:soft-page-break/><text:span text:style-name="Strong_20_Emphasis">6. ChartRenderEngine</text:span></text:h>
      <text:list text:style-name="L11">
        <text:list-item>
          <text:p text:style-name="P17">Updates the LiveCharts controls</text:p>
        </text:list-item>
        <text:list-item>
          <text:p text:style-name="P17">Adjusts axes / smoothing / coloring</text:p>
        </text:list-item>
        <text:list-item>
          <text:p text:style-name="P17">Applies normalization if needed</text:p>
        </text:list-item>
      </text:list>
      <text:h text:style-name="P7" text:outline-level="3"><text:span text:style-name="Strong_20_Emphasis">7. UI displays results</text:span></text:h>
      <text:p text:style-name="P2"/>
      <text:h text:style-name="P3" text:outline-level="2"><text:span text:style-name="Strong_20_Emphasis">5. Strengths of the Current Architecture</text:span></text:h>
      <text:list text:style-name="L12">
        <text:list-item>
          <text:p text:style-name="P18">Extremely modular</text:p>
        </text:list-item>
        <text:list-item>
          <text:p text:style-name="P18">Clean separation of concerns</text:p>
        </text:list-item>
        <text:list-item>
          <text:p text:style-name="P18">Chart engine is strategy-driven</text:p>
        </text:list-item>
        <text:list-item>
          <text:p text:style-name="P18">Rendering has been fully abstracted</text:p>
        </text:list-item>
        <text:list-item>
          <text:p text:style-name="P18">UI is minimal code-behind</text:p>
        </text:list-item>
        <text:list-item>
          <text:p text:style-name="P18">Dynamic subtypes system is robust</text:p>
        </text:list-item>
        <text:list-item>
          <text:p text:style-name="P18">Pathway to further expansion is clear</text:p>
        </text:list-item>
      </text:list>
      <text:p text:style-name="P2"/>
      <text:h text:style-name="P3" text:outline-level="2"><text:span text:style-name="Strong_20_Emphasis">6. Weaknesses (to be resolved in Phase 6)</text:span></text:h>
      <text:h text:style-name="P7" text:outline-level="3">✓ Validation pipeline not integrated</text:h>
      <text:h text:style-name="P7" text:outline-level="3">✓ Chart updates still partly driven by MainWindow logic</text:h>
      <text:h text:style-name="P7" text:outline-level="3">✓ Some legacy event patterns remain</text:h>
      <text:h text:style-name="P7" text:outline-level="3">✓ VM not fully MVVM-pure yet</text:h>
      <text:h text:style-name="P7" text:outline-level="3">✓ Coordinator and VM could be more cleanly divided</text:h>
      <text:h text:style-name="P7" text:outline-level="3">✓ Initialization path is longer than needed</text:h>
      <text:p text:style-name="Text_20_body">These are exactly what Phase 6 aims to address.</text:p>
      <text:p text:style-name="P2"/>
      <text:h text:style-name="P3" text:outline-level="2"><text:span text:style-name="Strong_20_Emphasis">7. Phase 6 Goals (Architectural Detail)</text:span></text:h>
      <text:h text:style-name="P7" text:outline-level="3"><text:span text:style-name="Strong_20_Emphasis">6.1 Unify chart update pipeline</text:span></text:h>
      <text:p text:style-name="Text_20_body">Everything flows through <text:span text:style-name="Source_20_Text">RequestChartUpdate()</text:span>.</text:p>
      <text:h text:style-name="P7" text:outline-level="3"><text:soft-page-break/><text:span text:style-name="Strong_20_Emphasis">6.2 Eliminate MainWindow business logic</text:span></text:h>
      <text:p text:style-name="Text_20_body">Move all decisions into the VM.</text:p>
      <text:h text:style-name="P7" text:outline-level="3"><text:span text:style-name="Strong_20_Emphasis">6.3 Integrate validation into VM load path</text:span></text:h>
      <text:h text:style-name="P7" text:outline-level="3"><text:span text:style-name="Strong_20_Emphasis">6.4 Improve chart rendering efficiency</text:span></text:h>
      <text:p text:style-name="Text_20_body">Reduce chart rebuilds, cache stable parts.</text:p>
      <text:h text:style-name="P7" text:outline-level="3"><text:span text:style-name="Strong_20_Emphasis">6.5 Prepare for dynamic dashboard expansion</text:span></text:h>
      <text:p text:style-name="P2"/>
      <text:h text:style-name="P1" text:outline-level="1">END OF ARCHITECTURAL OVERVIEW – VERSION 3</text:h>
      <text:p text:style-name="P1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9:16.453467000</meta:creation-date>
    <dc:date>2025-12-08T17:33:53.478754500</dc:date>
    <meta:editing-duration>PT1M2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6" meta:paragraph-count="145" meta:word-count="565" meta:character-count="4466" meta:non-whitespace-character-count="3781"/>
  </office:meta>
</office:document-meta>
</file>